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194cm"/>
    </style:style>
    <style:style style:name="co8" style:family="table-column">
      <style:table-column-properties fo:break-before="auto" style:column-width="2.731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3.03cm"/>
    </style:style>
    <style:style style:name="co14" style:family="table-column">
      <style:table-column-properties fo:break-before="auto" style:column-width="2.159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96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1.66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459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2.813cm"/>
    </style:style>
    <style:style style:name="co28" style:family="table-column">
      <style:table-column-properties fo:break-before="auto" style:column-width="2.295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3.411cm"/>
    </style:style>
    <style:style style:name="co31" style:family="table-column">
      <style:table-column-properties fo:break-before="auto" style:column-width="1.642cm"/>
    </style:style>
    <style:style style:name="co32" style:family="table-column">
      <style:table-column-properties fo:break-before="auto" style:column-width="2.921cm"/>
    </style:style>
    <style:style style:name="co33" style:family="table-column">
      <style:table-column-properties fo:break-before="auto" style:column-width="3.276cm"/>
    </style:style>
    <style:style style:name="co34" style:family="table-column">
      <style:table-column-properties fo:break-before="auto" style:column-width="2.84cm"/>
    </style:style>
    <style:style style:name="co35" style:family="table-column">
      <style:table-column-properties fo:break-before="auto" style:column-width="2.649cm"/>
    </style:style>
    <style:style style:name="co36" style:family="table-column">
      <style:table-column-properties fo:break-before="auto" style:column-width="2.676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os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1" table:number-columns-repeated="2" table:default-cell-style-name="Default"/>
        <table:table-column table:style-name="co1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9" table:default-cell-style-name="Default"/>
        <table:table-column table:style-name="co37" table:number-columns-repeated="4" table:default-cell-style-name="Default"/>
        <table:table-row table:style-name="ro1">
          <table:table-cell/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  <table:table-cell/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res</text:p>
          </table:table-cell>
          <table:table-cell/>
        </table:table-row>
        <table:table-row table:style-name="ro1">
          <table:table-cell office:value-type="string" calcext:value-type="string">
            <text:p>conservative</text:p>
          </table:table-cell>
          <table:table-cell table:number-columns-repeated="57"/>
          <table:table-cell table:formula="of:=[.A2]" office:value-type="string" office:string-value="conservative" calcext:value-type="string">
            <text:p>conservative</text:p>
          </table:table-cell>
          <table:table-cell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64.0961" calcext:value-type="float">
            <text:p>364.0961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266" calcext:value-type="float">
            <text:p>18266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0698762.64" calcext:value-type="float">
            <text:p>20698762.64</text:p>
          </table:table-cell>
          <table:table-cell office:value-type="float" office:value="299554" calcext:value-type="float">
            <text:p>299554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1588855" calcext:value-type="float">
            <text:p>1588855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4.7173" calcext:value-type="float">
            <text:p>14.7173</text:p>
          </table:table-cell>
          <table:table-cell office:value-type="float" office:value="145.4638" calcext:value-type="float">
            <text:p>145.4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4.1472" calcext:value-type="float">
            <text:p>234.1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0321" calcext:value-type="float">
            <text:p>92.0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569" calcext:value-type="float">
            <text:p>11.569</text:p>
          </table:table-cell>
          <table:table-cell office:value-type="float" office:value="2.193" calcext:value-type="float">
            <text:p>2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.1114" calcext:value-type="float">
            <text:p>364.1114</text:p>
          </table:table-cell>
          <table:table-cell table:number-columns-repeated="2"/>
          <table:table-cell table:formula="of:=[.B3]" office:value-type="float" office:value="64" calcext:value-type="float">
            <text:p>64</text:p>
          </table:table-cell>
          <table:table-cell office:value-type="string" calcext:value-type="string">
            <text:p>2K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6.1121" calcext:value-type="float">
            <text:p>176.1121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96320" calcext:value-type="float">
            <text:p>195196320</text:p>
          </table:table-cell>
          <table:table-cell office:value-type="float" office:value="2.59" calcext:value-type="float">
            <text:p>2.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44" calcext:value-type="float">
            <text:p>10744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42792863.62" calcext:value-type="float">
            <text:p>42792863.62</text:p>
          </table:table-cell>
          <table:table-cell office:value-type="float" office:value="299554" calcext:value-type="float">
            <text:p>299554</text:p>
          </table:table-cell>
          <table:table-cell office:value-type="float" office:value="642065" calcext:value-type="float">
            <text:p>642065</text:p>
          </table:table-cell>
          <table:table-cell office:value-type="float" office:value="795599" calcext:value-type="float">
            <text:p>79559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95196320" calcext:value-type="float">
            <text:p>19519632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8.787" calcext:value-type="float">
            <text:p>8.787</text:p>
          </table:table-cell>
          <table:table-cell office:value-type="float" office:value="59.275" calcext:value-type="float">
            <text:p>59.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.6795" calcext:value-type="float">
            <text:p>101.6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8612" calcext:value-type="float">
            <text:p>58.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551" calcext:value-type="float">
            <text:p>9.0551</text:p>
          </table:table-cell>
          <table:table-cell office:value-type="float" office:value="2.4468" calcext:value-type="float">
            <text:p>2.4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.1193" calcext:value-type="float">
            <text:p>176.1193</text:p>
          </table:table-cell>
          <table:table-cell/>
          <table:table-cell table:formula="of:=[.J$3]/[.J4]*64" office:value-type="float" office:value="132.314306626291" calcext:value-type="float">
            <text:p>132.314306626291</text:p>
          </table:table-cell>
          <table:table-cell table:formula="of:=[.B4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7.9622" calcext:value-type="float">
            <text:p>87.9622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704342" calcext:value-type="float">
            <text:p>390704342</text:p>
          </table:table-cell>
          <table:table-cell office:value-type="float" office:value="5.18" calcext:value-type="float">
            <text:p>5.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68" calcext:value-type="float">
            <text:p>7168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85677020.78" calcext:value-type="float">
            <text:p>85677020.78</text:p>
          </table:table-cell>
          <table:table-cell office:value-type="float" office:value="299554" calcext:value-type="float">
            <text:p>299554</text:p>
          </table:table-cell>
          <table:table-cell office:value-type="float" office:value="322065" calcext:value-type="float">
            <text:p>322065</text:p>
          </table:table-cell>
          <table:table-cell office:value-type="float" office:value="398971" calcext:value-type="float">
            <text:p>39897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390704342" calcext:value-type="float">
            <text:p>39070434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9863" calcext:value-type="float">
            <text:p>6.9863</text:p>
          </table:table-cell>
          <table:table-cell office:value-type="float" office:value="25.3207" calcext:value-type="float">
            <text:p>25.3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9311" calcext:value-type="float">
            <text:p>45.9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005" calcext:value-type="float">
            <text:p>38.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774" calcext:value-type="float">
            <text:p>7.1774</text:p>
          </table:table-cell>
          <table:table-cell office:value-type="float" office:value="2.3085" calcext:value-type="float">
            <text:p>2.3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9673" calcext:value-type="float">
            <text:p>87.9673</text:p>
          </table:table-cell>
          <table:table-cell/>
          <table:table-cell table:formula="of:=[.J$3]/[.J5]*64" office:value-type="float" office:value="264.910954932914" calcext:value-type="float">
            <text:p>264.910954932914</text:p>
          </table:table-cell>
          <table:table-cell table:formula="of:=[.B5]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8.2205" calcext:value-type="float">
            <text:p>48.2205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700214" calcext:value-type="float">
            <text:p>783700214</text:p>
          </table:table-cell>
          <table:table-cell office:value-type="float" office:value="10.4" calcext:value-type="float">
            <text:p>1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80" calcext:value-type="float">
            <text:p>5180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156289247.84" calcext:value-type="float">
            <text:p>156289247.84</text:p>
          </table:table-cell>
          <table:table-cell office:value-type="float" office:value="299554" calcext:value-type="float">
            <text:p>299554</text:p>
          </table:table-cell>
          <table:table-cell office:value-type="float" office:value="162065" calcext:value-type="float">
            <text:p>162065</text:p>
          </table:table-cell>
          <table:table-cell office:value-type="float" office:value="200657" calcext:value-type="float">
            <text:p>200657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783700214" calcext:value-type="float">
            <text:p>78370021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9.0666" calcext:value-type="float">
            <text:p>9.0666</text:p>
          </table:table-cell>
          <table:table-cell office:value-type="float" office:value="10.6233" calcext:value-type="float">
            <text:p>10.6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9665" calcext:value-type="float">
            <text:p>20.9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901" calcext:value-type="float">
            <text:p>27.4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006" calcext:value-type="float">
            <text:p>7.7006</text:p>
          </table:table-cell>
          <table:table-cell office:value-type="float" office:value="2.3238" calcext:value-type="float">
            <text:p>2.3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225" calcext:value-type="float">
            <text:p>48.2225</text:p>
          </table:table-cell>
          <table:table-cell/>
          <table:table-cell table:formula="of:=[.J$3]/[.J6]*64" office:value-type="float" office:value="483.241575678394" calcext:value-type="float">
            <text:p>483.241575678394</text:p>
          </table:table-cell>
          <table:table-cell table:formula="of:=[.B6]" office:value-type="float" office:value="512" calcext:value-type="float">
            <text:p>512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82049" calcext:value-type="float">
            <text:p>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4.399" calcext:value-type="float">
            <text:p>34.399</text:p>
          </table:table-cell>
          <table:table-cell office:value-type="float" office:value="7536339580" calcext:value-type="float">
            <text:p>753633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8879062" calcext:value-type="float">
            <text:p>1568879062</text:p>
          </table:table-cell>
          <table:table-cell office:value-type="float" office:value="20.82" calcext:value-type="float">
            <text:p>20.8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50" calcext:value-type="float">
            <text:p>4150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19086033.21" calcext:value-type="float">
            <text:p>219086033.21</text:p>
          </table:table-cell>
          <table:table-cell office:value-type="float" office:value="299554" calcext:value-type="float">
            <text:p>299554</text:p>
          </table:table-cell>
          <table:table-cell office:value-type="float" office:value="82065" calcext:value-type="float">
            <text:p>82065</text:p>
          </table:table-cell>
          <table:table-cell office:value-type="float" office:value="101500" calcext:value-type="float">
            <text:p>10150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68879062" calcext:value-type="float">
            <text:p>156887906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.5427" calcext:value-type="float">
            <text:p>2.5427</text:p>
          </table:table-cell>
          <table:table-cell office:value-type="float" office:value="4.5551" calcext:value-type="float">
            <text:p>4.5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518" calcext:value-type="float">
            <text:p>9.9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323" calcext:value-type="float">
            <text:p>25.2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8452" calcext:value-type="float">
            <text:p>9.8452</text:p>
          </table:table-cell>
          <table:table-cell office:value-type="float" office:value="2.3055" calcext:value-type="float">
            <text:p>2.3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012" calcext:value-type="float">
            <text:p>34.4012</text:p>
          </table:table-cell>
          <table:table-cell/>
          <table:table-cell table:formula="of:=[.J$3]/[.J7]*64" office:value-type="float" office:value="677.407785110032" calcext:value-type="float">
            <text:p>677.407785110032</text:p>
          </table:table-cell>
          <table:table-cell table:formula="of:=[.B7]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62049" calcext:value-type="float">
            <text:p>25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57.6686" calcext:value-type="float">
            <text:p>1657.6686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04648" calcext:value-type="float">
            <text:p>192704648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3715" calcext:value-type="float">
            <text:p>63715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8023225.48" calcext:value-type="float">
            <text:p>18023225.48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2562065" calcext:value-type="float">
            <text:p>2562065</text:p>
          </table:table-cell>
          <table:table-cell office:value-type="float" office:value="3688391" calcext:value-type="float">
            <text:p>368839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192704648" calcext:value-type="float">
            <text:p>19270464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3.919" calcext:value-type="float">
            <text:p>63.919</text:p>
          </table:table-cell>
          <table:table-cell office:value-type="float" office:value="789.044" calcext:value-type="float">
            <text:p>789.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6.7779" calcext:value-type="float">
            <text:p>1156.7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.4601" calcext:value-type="float">
            <text:p>235.4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168" calcext:value-type="float">
            <text:p>37.6168</text:p>
          </table:table-cell>
          <table:table-cell office:value-type="float" office:value="4.5111" calcext:value-type="float">
            <text:p>4.5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7.738" calcext:value-type="float">
            <text:p>1657.738</text:p>
          </table:table-cell>
          <table:table-cell table:number-columns-repeated="2"/>
          <table:table-cell table:formula="of:=[.B8]" office:value-type="float" office:value="64" calcext:value-type="float">
            <text:p>64</text:p>
          </table:table-cell>
          <table:table-cell office:value-type="string" calcext:value-type="string">
            <text:p>4K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87.3376" calcext:value-type="float">
            <text:p>787.3376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323198" calcext:value-type="float">
            <text:p>386323198</text:p>
          </table:table-cell>
          <table:table-cell office:value-type="float" office:value="1.29" calcext:value-type="float">
            <text:p>1.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088" calcext:value-type="float">
            <text:p>34088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37946283.36" calcext:value-type="float">
            <text:p>37946283.36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1845367" calcext:value-type="float">
            <text:p>1845367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86323198" calcext:value-type="float">
            <text:p>386323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4.3199" calcext:value-type="float">
            <text:p>34.3199</text:p>
          </table:table-cell>
          <table:table-cell office:value-type="float" office:value="333.9183" calcext:value-type="float">
            <text:p>333.9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.1354" calcext:value-type="float">
            <text:p>512.1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0734" calcext:value-type="float">
            <text:p>180.0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4984" calcext:value-type="float">
            <text:p>26.4984</text:p>
          </table:table-cell>
          <table:table-cell office:value-type="float" office:value="4.4644" calcext:value-type="float">
            <text:p>4.4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.37" calcext:value-type="float">
            <text:p>787.37</text:p>
          </table:table-cell>
          <table:table-cell/>
          <table:table-cell table:formula="of:=[.J$8]/[.J9]*64" office:value-type="float" office:value="134.746251671456" calcext:value-type="float">
            <text:p>134.746251671456</text:p>
          </table:table-cell>
          <table:table-cell table:formula="of:=[.B9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79.2561" calcext:value-type="float">
            <text:p>379.2561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965540" calcext:value-type="float">
            <text:p>775965540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24" calcext:value-type="float">
            <text:p>18524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78776671.73" calcext:value-type="float">
            <text:p>78776671.73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642065" calcext:value-type="float">
            <text:p>642065</text:p>
          </table:table-cell>
          <table:table-cell office:value-type="float" office:value="923855" calcext:value-type="float">
            <text:p>923855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775965540" calcext:value-type="float">
            <text:p>77596554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0.1964" calcext:value-type="float">
            <text:p>20.1964</text:p>
          </table:table-cell>
          <table:table-cell office:value-type="float" office:value="141.2838" calcext:value-type="float">
            <text:p>141.2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.6223" calcext:value-type="float">
            <text:p>227.6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1452" calcext:value-type="float">
            <text:p>120.1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157" calcext:value-type="float">
            <text:p>18.3157</text:p>
          </table:table-cell>
          <table:table-cell office:value-type="float" office:value="4.3896" calcext:value-type="float">
            <text:p>4.3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278" calcext:value-type="float">
            <text:p>379.278</text:p>
          </table:table-cell>
          <table:table-cell/>
          <table:table-cell table:formula="of:=[.J$8]/[.J10]*64" office:value-type="float" office:value="279.733906455295" calcext:value-type="float">
            <text:p>279.733906455295</text:p>
          </table:table-cell>
          <table:table-cell table:formula="of:=[.B10]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8.1005" calcext:value-type="float">
            <text:p>188.1005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3162174" calcext:value-type="float">
            <text:p>1553162174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760" calcext:value-type="float">
            <text:p>10760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58832813.78" calcext:value-type="float">
            <text:p>158832813.78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322065" calcext:value-type="float">
            <text:p>322065</text:p>
          </table:table-cell>
          <table:table-cell office:value-type="float" office:value="463099" calcext:value-type="float">
            <text:p>46309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553162174" calcext:value-type="float">
            <text:p>155316217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5.8983" calcext:value-type="float">
            <text:p>15.8983</text:p>
          </table:table-cell>
          <table:table-cell office:value-type="float" office:value="58.4007" calcext:value-type="float">
            <text:p>58.4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568" calcext:value-type="float">
            <text:p>100.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6306" calcext:value-type="float">
            <text:p>79.6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177" calcext:value-type="float">
            <text:p>19.1177</text:p>
          </table:table-cell>
          <table:table-cell office:value-type="float" office:value="4.8237" calcext:value-type="float">
            <text:p>4.8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.1084" calcext:value-type="float">
            <text:p>188.1084</text:p>
          </table:table-cell>
          <table:table-cell/>
          <table:table-cell table:formula="of:=[.J$8]/[.J11]*64" office:value-type="float" office:value="564.011208901624" calcext:value-type="float">
            <text:p>564.011208901624</text:p>
          </table:table-cell>
          <table:table-cell table:formula="of:=[.B11]" office:value-type="float" office:value="512" calcext:value-type="float">
            <text:p>512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6.6275" calcext:value-type="float">
            <text:p>106.6275</text:p>
          </table:table-cell>
          <table:table-cell office:value-type="float" office:value="29876535023" calcext:value-type="float">
            <text:p>29876535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8975386" calcext:value-type="float">
            <text:p>3108975386</text:p>
          </table:table-cell>
          <table:table-cell office:value-type="float" office:value="10.41" calcext:value-type="float">
            <text:p>10.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40" calcext:value-type="float">
            <text:p>7040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280195394.83" calcext:value-type="float">
            <text:p>280195394.83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162065" calcext:value-type="float">
            <text:p>162065</text:p>
          </table:table-cell>
          <table:table-cell office:value-type="float" office:value="232721" calcext:value-type="float">
            <text:p>232721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3108975386" calcext:value-type="float">
            <text:p>310897538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0138" calcext:value-type="float">
            <text:p>6.0138</text:p>
          </table:table-cell>
          <table:table-cell office:value-type="float" office:value="24.636" calcext:value-type="float">
            <text:p>24.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9396" calcext:value-type="float">
            <text:p>44.9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4473" calcext:value-type="float">
            <text:p>60.4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918" calcext:value-type="float">
            <text:p>20.7918</text:p>
          </table:table-cell>
          <table:table-cell office:value-type="float" office:value="4.6178" calcext:value-type="float">
            <text:p>4.6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6343" calcext:value-type="float">
            <text:p>106.6343</text:p>
          </table:table-cell>
          <table:table-cell/>
          <table:table-cell table:formula="of:=[.J$8]/[.J12]*64" office:value-type="float" office:value="994.966499261448" calcext:value-type="float">
            <text:p>994.966499261448</text:p>
          </table:table-cell>
          <table:table-cell table:formula="of:=[.B12]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8K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122049" calcext:value-type="float">
            <text:p>51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7744.1737" calcext:value-type="float">
            <text:p>7744.1737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394866" calcext:value-type="float">
            <text:p>383394866</text:p>
          </table:table-cell>
          <table:table-cell office:value-type="float" office:value="0.32" calcext:value-type="float">
            <text:p>0.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9960" calcext:value-type="float">
            <text:p>239960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15502431.55" calcext:value-type="float">
            <text:p>15502431.55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5122065" calcext:value-type="float">
            <text:p>5122065</text:p>
          </table:table-cell>
          <table:table-cell office:value-type="float" office:value="9426535" calcext:value-type="float">
            <text:p>9426535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383394866" calcext:value-type="float">
            <text:p>3833948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89.2981" calcext:value-type="float">
            <text:p>289.2981</text:p>
          </table:table-cell>
          <table:table-cell office:value-type="float" office:value="4127.9307" calcext:value-type="float">
            <text:p>4127.9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66.3744" calcext:value-type="float">
            <text:p>5666.3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9939" calcext:value-type="float">
            <text:p>790.9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1821" calcext:value-type="float">
            <text:p>133.1821</text:p>
          </table:table-cell>
          <table:table-cell office:value-type="float" office:value="10.0825" calcext:value-type="float">
            <text:p>10.0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4.4982" calcext:value-type="float">
            <text:p>7744.4982</text:p>
          </table:table-cell>
          <table:table-cell table:number-columns-repeated="2"/>
          <table:table-cell table:formula="of:=[.B13]" office:value-type="float" office:value="64" calcext:value-type="float">
            <text:p>64</text:p>
          </table:table-cell>
          <table:table-cell office:value-type="string" calcext:value-type="string">
            <text:p>8K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62049" calcext:value-type="float">
            <text:p>25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598.1977" calcext:value-type="float">
            <text:p>3598.1977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457418" calcext:value-type="float">
            <text:p>777457418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619" calcext:value-type="float">
            <text:p>123619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33364904.52" calcext:value-type="float">
            <text:p>33364904.52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2562065" calcext:value-type="float">
            <text:p>2562065</text:p>
          </table:table-cell>
          <table:table-cell office:value-type="float" office:value="4714439" calcext:value-type="float">
            <text:p>471443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777457418" calcext:value-type="float">
            <text:p>77745741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50.5251" calcext:value-type="float">
            <text:p>150.5251</text:p>
          </table:table-cell>
          <table:table-cell office:value-type="float" office:value="1767.909" calcext:value-type="float">
            <text:p>1767.9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2.4792" calcext:value-type="float">
            <text:p>2522.4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.641" calcext:value-type="float">
            <text:p>539.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13" calcext:value-type="float">
            <text:p>78.413</text:p>
          </table:table-cell>
          <table:table-cell office:value-type="float" office:value="10.2082" calcext:value-type="float">
            <text:p>10.2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98.3459" calcext:value-type="float">
            <text:p>3598.3459</text:p>
          </table:table-cell>
          <table:table-cell/>
          <table:table-cell table:formula="of:=[.J$13]/[.J14]*64" office:value-type="float" office:value="137.743158693031" calcext:value-type="float">
            <text:p>137.743158693031</text:p>
          </table:table-cell>
          <table:table-cell table:formula="of:=[.B14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98.8618" calcext:value-type="float">
            <text:p>1698.8618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253858" calcext:value-type="float">
            <text:p>1560253858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611" calcext:value-type="float">
            <text:p>6461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70667032.08" calcext:value-type="float">
            <text:p>70667032.08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2358391" calcext:value-type="float">
            <text:p>235839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1560253858" calcext:value-type="float">
            <text:p>156025385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80.2376" calcext:value-type="float">
            <text:p>80.2376</text:p>
          </table:table-cell>
          <table:table-cell office:value-type="float" office:value="771.8848" calcext:value-type="float">
            <text:p>771.8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2.3486" calcext:value-type="float">
            <text:p>1142.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4634" calcext:value-type="float">
            <text:p>362.4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4846" calcext:value-type="float">
            <text:p>52.4846</text:p>
          </table:table-cell>
          <table:table-cell office:value-type="float" office:value="8.7347" calcext:value-type="float">
            <text:p>8.7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8.9599" calcext:value-type="float">
            <text:p>1698.9599</text:p>
          </table:table-cell>
          <table:table-cell/>
          <table:table-cell table:formula="of:=[.J$13]/[.J15]*64" office:value-type="float" office:value="291.740691797296" calcext:value-type="float">
            <text:p>291.740691797296</text:p>
          </table:table-cell>
          <table:table-cell table:formula="of:=[.B15]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12.7587" calcext:value-type="float">
            <text:p>812.7587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3103252" calcext:value-type="float">
            <text:p>3123103252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134" calcext:value-type="float">
            <text:p>34134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147711151.06" calcext:value-type="float">
            <text:p>147711151.06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642065" calcext:value-type="float">
            <text:p>642065</text:p>
          </table:table-cell>
          <table:table-cell office:value-type="float" office:value="1180367" calcext:value-type="float">
            <text:p>1180367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123103252" calcext:value-type="float">
            <text:p>312310325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7.0117" calcext:value-type="float">
            <text:p>47.0117</text:p>
          </table:table-cell>
          <table:table-cell office:value-type="float" office:value="325.7905" calcext:value-type="float">
            <text:p>325.7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5.6197" calcext:value-type="float">
            <text:p>505.6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.715" calcext:value-type="float">
            <text:p>258.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233" calcext:value-type="float">
            <text:p>44.0233</text:p>
          </table:table-cell>
          <table:table-cell office:value-type="float" office:value="9.4522" calcext:value-type="float">
            <text:p>9.4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2.793" calcext:value-type="float">
            <text:p>812.793</text:p>
          </table:table-cell>
          <table:table-cell/>
          <table:table-cell table:formula="of:=[.J$13]/[.J16]*64" office:value-type="float" office:value="609.808442284284" calcext:value-type="float">
            <text:p>609.808442284284</text:p>
          </table:table-cell>
          <table:table-cell table:formula="of:=[.B16]" office:value-type="float" office:value="512" calcext:value-type="float">
            <text:p>512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09.4373" calcext:value-type="float">
            <text:p>409.4373</text:p>
          </table:table-cell>
          <table:table-cell office:value-type="float" office:value="120053522667" calcext:value-type="float">
            <text:p>1200535226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6155120" calcext:value-type="float">
            <text:p>6246155120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61" calcext:value-type="float">
            <text:p>18361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293215859.34" calcext:value-type="float">
            <text:p>293215859.34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322065" calcext:value-type="float">
            <text:p>322065</text:p>
          </table:table-cell>
          <table:table-cell office:value-type="float" office:value="591355" calcext:value-type="float">
            <text:p>591355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6246155120" calcext:value-type="float">
            <text:p>624615512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1.9334" calcext:value-type="float">
            <text:p>21.9334</text:p>
          </table:table-cell>
          <table:table-cell office:value-type="float" office:value="137.5892" calcext:value-type="float">
            <text:p>137.5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.0788" calcext:value-type="float">
            <text:p>223.0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.0394" calcext:value-type="float">
            <text:p>170.0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048" calcext:value-type="float">
            <text:p>48.3048</text:p>
          </table:table-cell>
          <table:table-cell office:value-type="float" office:value="9.5191" calcext:value-type="float">
            <text:p>9.5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.4639" calcext:value-type="float">
            <text:p>409.4639</text:p>
          </table:table-cell>
          <table:table-cell/>
          <table:table-cell table:formula="of:=[.J$13]/[.J17]*64" office:value-type="float" office:value="1210.50797472531" calcext:value-type="float">
            <text:p>1210.50797472531</text:p>
          </table:table-cell>
          <table:table-cell table:formula="of:=[.B17]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optimistic</text:p>
          </table:table-cell>
          <table:table-cell table:number-columns-repeated="57"/>
          <table:table-cell office:value-type="string" calcext:value-type="string">
            <text:p>optimistic</text:p>
          </table:table-cell>
          <table:table-cell/>
        </table:table-row>
        <table:table-row table:style-name="ro1">
          <table:table-cell office:value-type="string" calcext:value-type="string">
            <text:p>2K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80.4447" calcext:value-type="float">
            <text:p>380.4447</text:p>
          </table:table-cell>
          <table:table-cell office:value-type="float" office:value="7536339619" calcext:value-type="float">
            <text:p>75363396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304050" calcext:value-type="float">
            <text:p>9630405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68512" calcext:value-type="float">
            <text:p>1168512</text:p>
          </table:table-cell>
          <table:table-cell office:value-type="float" office:value="18258" calcext:value-type="float">
            <text:p>18258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19809290.6" calcext:value-type="float">
            <text:p>19809290.6</text:p>
          </table:table-cell>
          <table:table-cell office:value-type="float" office:value="299554" calcext:value-type="float">
            <text:p>299554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1663095" calcext:value-type="float">
            <text:p>166309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96304050" calcext:value-type="float">
            <text:p>9630405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5.4146" calcext:value-type="float">
            <text:p>15.4146</text:p>
          </table:table-cell>
          <table:table-cell office:value-type="float" office:value="145.1955" calcext:value-type="float">
            <text:p>145.1955</text:p>
          </table:table-cell>
          <table:table-cell office:value-type="float" office:value="1.9883" calcext:value-type="float">
            <text:p>1.9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.2809" calcext:value-type="float">
            <text:p>235.2809</text:p>
          </table:table-cell>
          <table:table-cell office:value-type="float" office:value="0.2147" calcext:value-type="float">
            <text:p>0.2147</text:p>
          </table:table-cell>
          <table:table-cell office:value-type="float" office:value="0" calcext:value-type="float">
            <text:p>0</text:p>
          </table:table-cell>
          <table:table-cell office:value-type="float" office:value="94.5091" calcext:value-type="float">
            <text:p>94.5091</text:p>
          </table:table-cell>
          <table:table-cell office:value-type="float" office:value="31.1437" calcext:value-type="float">
            <text:p>31.1437</text:p>
          </table:table-cell>
          <table:table-cell office:value-type="float" office:value="0" calcext:value-type="float">
            <text:p>0</text:p>
          </table:table-cell>
          <table:table-cell office:value-type="float" office:value="12.3224" calcext:value-type="float">
            <text:p>12.3224</text:p>
          </table:table-cell>
          <table:table-cell office:value-type="float" office:value="2.2376" calcext:value-type="float">
            <text:p>2.2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.4606" calcext:value-type="float">
            <text:p>380.4606</text:p>
          </table:table-cell>
          <table:table-cell table:number-columns-repeated="2"/>
          <table:table-cell table:formula="of:=[.B19]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3.1383" calcext:value-type="float">
            <text:p>183.1383</text:p>
          </table:table-cell>
          <table:table-cell office:value-type="float" office:value="7536339742" calcext:value-type="float">
            <text:p>7536339742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196320" calcext:value-type="float">
            <text:p>195196320</text:p>
          </table:table-cell>
          <table:table-cell office:value-type="float" office:value="2.59" calcext:value-type="float">
            <text:p>2.59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74848" calcext:value-type="float">
            <text:p>1374848</text:p>
          </table:table-cell>
          <table:table-cell office:value-type="float" office:value="10741" calcext:value-type="float">
            <text:p>1074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41151090.59" calcext:value-type="float">
            <text:p>41151090.59</text:p>
          </table:table-cell>
          <table:table-cell office:value-type="float" office:value="299554" calcext:value-type="float">
            <text:p>299554</text:p>
          </table:table-cell>
          <table:table-cell office:value-type="float" office:value="642065" calcext:value-type="float">
            <text:p>642065</text:p>
          </table:table-cell>
          <table:table-cell office:value-type="float" office:value="869839" calcext:value-type="float">
            <text:p>86983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95196320" calcext:value-type="float">
            <text:p>19519632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9.4323" calcext:value-type="float">
            <text:p>9.4323</text:p>
          </table:table-cell>
          <table:table-cell office:value-type="float" office:value="59.4211" calcext:value-type="float">
            <text:p>59.4211</text:p>
          </table:table-cell>
          <table:table-cell office:value-type="float" office:value="1.5349" calcext:value-type="float">
            <text:p>1.5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63" calcext:value-type="float">
            <text:p>102.63</text:p>
          </table:table-cell>
          <table:table-cell office:value-type="float" office:value="0.1086" calcext:value-type="float">
            <text:p>0.1086</text:p>
          </table:table-cell>
          <table:table-cell office:value-type="float" office:value="0" calcext:value-type="float">
            <text:p>0</text:p>
          </table:table-cell>
          <table:table-cell office:value-type="float" office:value="61.3895" calcext:value-type="float">
            <text:p>61.3895</text:p>
          </table:table-cell>
          <table:table-cell office:value-type="float" office:value="14.6858" calcext:value-type="float">
            <text:p>14.6858</text:p>
          </table:table-cell>
          <table:table-cell office:value-type="float" office:value="0" calcext:value-type="float">
            <text:p>0</text:p>
          </table:table-cell>
          <table:table-cell office:value-type="float" office:value="8.6434" calcext:value-type="float">
            <text:p>8.6434</text:p>
          </table:table-cell>
          <table:table-cell office:value-type="float" office:value="2.4324" calcext:value-type="float">
            <text:p>2.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1458" calcext:value-type="float">
            <text:p>183.1458</text:p>
          </table:table-cell>
          <table:table-cell/>
          <table:table-cell table:formula="of:=[.J$19]/[.J20]*64" office:value-type="float" office:value="132.951222109193" calcext:value-type="float">
            <text:p>132.951222109193</text:p>
          </table:table-cell>
          <table:table-cell table:formula="of:=[.B20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90.0597" calcext:value-type="float">
            <text:p>90.0597</text:p>
          </table:table-cell>
          <table:table-cell office:value-type="float" office:value="7536340407" calcext:value-type="float">
            <text:p>7536340407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704342" calcext:value-type="float">
            <text:p>390704342</text:p>
          </table:table-cell>
          <table:table-cell office:value-type="float" office:value="5.18" calcext:value-type="float">
            <text:p>5.18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1833216" calcext:value-type="float">
            <text:p>1833216</text:p>
          </table:table-cell>
          <table:table-cell office:value-type="float" office:value="7161" calcext:value-type="float">
            <text:p>7161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83681584.64" calcext:value-type="float">
            <text:p>83681584.64</text:p>
          </table:table-cell>
          <table:table-cell office:value-type="float" office:value="299554" calcext:value-type="float">
            <text:p>299554</text:p>
          </table:table-cell>
          <table:table-cell office:value-type="float" office:value="322065" calcext:value-type="float">
            <text:p>322065</text:p>
          </table:table-cell>
          <table:table-cell office:value-type="float" office:value="473211" calcext:value-type="float">
            <text:p>47321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390704342" calcext:value-type="float">
            <text:p>39070434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7.6838" calcext:value-type="float">
            <text:p>7.6838</text:p>
          </table:table-cell>
          <table:table-cell office:value-type="float" office:value="25.4216" calcext:value-type="float">
            <text:p>25.4216</text:p>
          </table:table-cell>
          <table:table-cell office:value-type="float" office:value="1.1734" calcext:value-type="float">
            <text:p>1.1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4939" calcext:value-type="float">
            <text:p>46.4939</text:p>
          </table:table-cell>
          <table:table-cell office:value-type="float" office:value="0.0569" calcext:value-type="float">
            <text:p>0.0569</text:p>
          </table:table-cell>
          <table:table-cell office:value-type="float" office:value="0" calcext:value-type="float">
            <text:p>0</text:p>
          </table:table-cell>
          <table:table-cell office:value-type="float" office:value="40.0737" calcext:value-type="float">
            <text:p>40.0737</text:p>
          </table:table-cell>
          <table:table-cell office:value-type="float" office:value="6.7569" calcext:value-type="float">
            <text:p>6.7569</text:p>
          </table:table-cell>
          <table:table-cell office:value-type="float" office:value="0" calcext:value-type="float">
            <text:p>0</text:p>
          </table:table-cell>
          <table:table-cell office:value-type="float" office:value="7.1887" calcext:value-type="float">
            <text:p>7.1887</text:p>
          </table:table-cell>
          <table:table-cell office:value-type="float" office:value="2.328" calcext:value-type="float">
            <text:p>2.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0649" calcext:value-type="float">
            <text:p>90.0649</text:p>
          </table:table-cell>
          <table:table-cell/>
          <table:table-cell table:formula="of:=[.J$19]/[.J21]*64" office:value-type="float" office:value="270.359115120304" calcext:value-type="float">
            <text:p>270.359115120304</text:p>
          </table:table-cell>
          <table:table-cell table:formula="of:=[.B21]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8.8761" calcext:value-type="float">
            <text:p>48.8761</text:p>
          </table:table-cell>
          <table:table-cell office:value-type="float" office:value="7536344415" calcext:value-type="float">
            <text:p>7536344415</text:p>
          </table:table-cell>
          <table:table-cell office:value-type="float" office:value="0" calcext:value-type="float">
            <text:p>0</text:p>
          </table:table-cell>
          <table:table-cell office:value-type="float" office:value="4835" calcext:value-type="float">
            <text:p>483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3700214" calcext:value-type="float">
            <text:p>783700214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3818" calcext:value-type="float">
            <text:p>3818</text:p>
          </table:table-cell>
          <table:table-cell office:value-type="float" office:value="0" calcext:value-type="float">
            <text:p>0</text:p>
          </table:table-cell>
          <table:table-cell office:value-type="float" office:value="2651648" calcext:value-type="float">
            <text:p>2651648</text:p>
          </table:table-cell>
          <table:table-cell office:value-type="float" office:value="5179" calcext:value-type="float">
            <text:p>5179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154192877.88" calcext:value-type="float">
            <text:p>154192877.88</text:p>
          </table:table-cell>
          <table:table-cell office:value-type="float" office:value="299554" calcext:value-type="float">
            <text:p>299554</text:p>
          </table:table-cell>
          <table:table-cell office:value-type="float" office:value="162065" calcext:value-type="float">
            <text:p>162065</text:p>
          </table:table-cell>
          <table:table-cell office:value-type="float" office:value="274897" calcext:value-type="float">
            <text:p>274897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783700214" calcext:value-type="float">
            <text:p>78370021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9.7607" calcext:value-type="float">
            <text:p>9.7607</text:p>
          </table:table-cell>
          <table:table-cell office:value-type="float" office:value="10.6856" calcext:value-type="float">
            <text:p>10.6856</text:p>
          </table:table-cell>
          <table:table-cell office:value-type="float" office:value="0.9404" calcext:value-type="float">
            <text:p>0.9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352" calcext:value-type="float">
            <text:p>21.2352</text:p>
          </table:table-cell>
          <table:table-cell office:value-type="float" office:value="0.0343" calcext:value-type="float">
            <text:p>0.0343</text:p>
          </table:table-cell>
          <table:table-cell office:value-type="float" office:value="0" calcext:value-type="float">
            <text:p>0</text:p>
          </table:table-cell>
          <table:table-cell office:value-type="float" office:value="29.449" calcext:value-type="float">
            <text:p>29.449</text:p>
          </table:table-cell>
          <table:table-cell office:value-type="float" office:value="3.0952" calcext:value-type="float">
            <text:p>3.0952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4945" calcext:value-type="float">
            <text:p>7.4945</text:p>
          </table:table-cell>
          <table:table-cell office:value-type="float" office:value="2.3345" calcext:value-type="float">
            <text:p>2.3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781" calcext:value-type="float">
            <text:p>48.8781</text:p>
          </table:table-cell>
          <table:table-cell/>
          <table:table-cell table:formula="of:=[.J$19]/[.J22]*64" office:value-type="float" office:value="498.167014143927" calcext:value-type="float">
            <text:p>498.167014143927</text:p>
          </table:table-cell>
          <table:table-cell table:formula="of:=[.B22]" office:value-type="float" office:value="512" calcext:value-type="float">
            <text:p>512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582912" calcext:value-type="float">
            <text:p>1258291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65889" calcext:value-type="float">
            <text:p>1658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6.5504" calcext:value-type="float">
            <text:p>36.5504</text:p>
          </table:table-cell>
          <table:table-cell office:value-type="float" office:value="7536380095" calcext:value-type="float">
            <text:p>7536380095</text:p>
          </table:table-cell>
          <table:table-cell office:value-type="float" office:value="0" calcext:value-type="float">
            <text:p>0</text:p>
          </table:table-cell>
          <table:table-cell office:value-type="float" office:value="40515" calcext:value-type="float">
            <text:p>4051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8879062" calcext:value-type="float">
            <text:p>1568879062</text:p>
          </table:table-cell>
          <table:table-cell office:value-type="float" office:value="20.82" calcext:value-type="float">
            <text:p>20.82</text:p>
          </table:table-cell>
          <table:table-cell table:number-columns-repeated="2" office:value-type="float" office:value="31334" calcext:value-type="float">
            <text:p>31334</text:p>
          </table:table-cell>
          <table:table-cell office:value-type="float" office:value="0" calcext:value-type="float">
            <text:p>0</text:p>
          </table:table-cell>
          <table:table-cell office:value-type="float" office:value="4248576" calcext:value-type="float">
            <text:p>4248576</text:p>
          </table:table-cell>
          <table:table-cell office:value-type="float" office:value="4149" calcext:value-type="float">
            <text:p>4149</text:p>
          </table:table-cell>
          <table:table-cell office:value-type="float" office:value="7536339580" calcext:value-type="float">
            <text:p>7536339580</text:p>
          </table:table-cell>
          <table:table-cell office:value-type="float" office:value="206190401.25" calcext:value-type="float">
            <text:p>206190401.25</text:p>
          </table:table-cell>
          <table:table-cell office:value-type="float" office:value="299554" calcext:value-type="float">
            <text:p>299554</text:p>
          </table:table-cell>
          <table:table-cell office:value-type="float" office:value="165905" calcext:value-type="float">
            <text:p>165905</text:p>
          </table:table-cell>
          <table:table-cell office:value-type="float" office:value="262855" calcext:value-type="float">
            <text:p>262855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68879062" calcext:value-type="float">
            <text:p>156887906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.5824" calcext:value-type="float">
            <text:p>2.5824</text:p>
          </table:table-cell>
          <table:table-cell office:value-type="float" office:value="4.5765" calcext:value-type="float">
            <text:p>4.5765</text:p>
          </table:table-cell>
          <table:table-cell office:value-type="float" office:value="0.7344" calcext:value-type="float">
            <text:p>0.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399" calcext:value-type="float">
            <text:p>10.0399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29.0241" calcext:value-type="float">
            <text:p>29.0241</text:p>
          </table:table-cell>
          <table:table-cell office:value-type="float" office:value="1.4468" calcext:value-type="float">
            <text:p>1.4468</text:p>
          </table:table-cell>
          <table:table-cell office:value-type="float" office:value="0.0005" calcext:value-type="float">
            <text:p>0.0005</text:p>
          </table:table-cell>
          <table:table-cell office:value-type="float" office:value="9.4856" calcext:value-type="float">
            <text:p>9.4856</text:p>
          </table:table-cell>
          <table:table-cell office:value-type="float" office:value="2.3072" calcext:value-type="float">
            <text:p>2.3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527" calcext:value-type="float">
            <text:p>36.5527</text:p>
          </table:table-cell>
          <table:table-cell/>
          <table:table-cell table:formula="of:=[.J$19]/[.J23]*64" office:value-type="float" office:value="666.161267728944" calcext:value-type="float">
            <text:p>666.161267728944</text:p>
          </table:table-cell>
          <table:table-cell table:formula="of:=[.B23]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4K</text:p>
          </table:table-cell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562049" calcext:value-type="float">
            <text:p>256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48.7587" calcext:value-type="float">
            <text:p>1748.7587</text:p>
          </table:table-cell>
          <table:table-cell office:value-type="float" office:value="29876535040" calcext:value-type="float">
            <text:p>2987653504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704648" calcext:value-type="float">
            <text:p>19270464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77248" calcext:value-type="float">
            <text:p>4077248</text:p>
          </table:table-cell>
          <table:table-cell office:value-type="float" office:value="63707" calcext:value-type="float">
            <text:p>63707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7084423.94" calcext:value-type="float">
            <text:p>17084423.94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2562065" calcext:value-type="float">
            <text:p>2562065</text:p>
          </table:table-cell>
          <table:table-cell office:value-type="float" office:value="3762631" calcext:value-type="float">
            <text:p>3762631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92704648" calcext:value-type="float">
            <text:p>19270464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4.6109" calcext:value-type="float">
            <text:p>64.6109</text:p>
          </table:table-cell>
          <table:table-cell office:value-type="float" office:value="788.311" calcext:value-type="float">
            <text:p>788.311</text:p>
          </table:table-cell>
          <table:table-cell office:value-type="float" office:value="5.6991" calcext:value-type="float">
            <text:p>5.6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0.3298" calcext:value-type="float">
            <text:p>1160.329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" calcext:value-type="float">
            <text:p>0</text:p>
          </table:table-cell>
          <table:table-cell office:value-type="float" office:value="241.6116" calcext:value-type="float">
            <text:p>241.6116</text:p>
          </table:table-cell>
          <table:table-cell office:value-type="float" office:value="149.8959" calcext:value-type="float">
            <text:p>149.8959</text:p>
          </table:table-cell>
          <table:table-cell office:value-type="float" office:value="0" calcext:value-type="float">
            <text:p>0</text:p>
          </table:table-cell>
          <table:table-cell office:value-type="float" office:value="40.9446" calcext:value-type="float">
            <text:p>40.9446</text:p>
          </table:table-cell>
          <table:table-cell office:value-type="float" office:value="4.4717" calcext:value-type="float">
            <text:p>4.4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.832" calcext:value-type="float">
            <text:p>1748.832</text:p>
          </table:table-cell>
          <table:table-cell table:number-columns-repeated="2"/>
          <table:table-cell table:formula="of:=[.B24]"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26.6646" calcext:value-type="float">
            <text:p>826.6646</text:p>
          </table:table-cell>
          <table:table-cell office:value-type="float" office:value="29876535101" calcext:value-type="float">
            <text:p>2987653510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6323198" calcext:value-type="float">
            <text:p>386323198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4362624" calcext:value-type="float">
            <text:p>4362624</text:p>
          </table:table-cell>
          <table:table-cell office:value-type="float" office:value="34083" calcext:value-type="float">
            <text:p>34083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36141061.54" calcext:value-type="float">
            <text:p>36141061.54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1282065" calcext:value-type="float">
            <text:p>1282065</text:p>
          </table:table-cell>
          <table:table-cell office:value-type="float" office:value="1919607" calcext:value-type="float">
            <text:p>1919607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386323198" calcext:value-type="float">
            <text:p>38632319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35.036" calcext:value-type="float">
            <text:p>35.036</text:p>
          </table:table-cell>
          <table:table-cell office:value-type="float" office:value="333.7525" calcext:value-type="float">
            <text:p>333.7525</text:p>
          </table:table-cell>
          <table:table-cell office:value-type="float" office:value="4.9157" calcext:value-type="float">
            <text:p>4.9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.2752" calcext:value-type="float">
            <text:p>514.2752</text:p>
          </table:table-cell>
          <table:table-cell office:value-type="float" office:value="0.4183" calcext:value-type="float">
            <text:p>0.4183</text:p>
          </table:table-cell>
          <table:table-cell office:value-type="float" office:value="0" calcext:value-type="float">
            <text:p>0</text:p>
          </table:table-cell>
          <table:table-cell office:value-type="float" office:value="183.9394" calcext:value-type="float">
            <text:p>183.9394</text:p>
          </table:table-cell>
          <table:table-cell office:value-type="float" office:value="68.9255" calcext:value-type="float">
            <text:p>68.9255</text:p>
          </table:table-cell>
          <table:table-cell office:value-type="float" office:value="0" calcext:value-type="float">
            <text:p>0</text:p>
          </table:table-cell>
          <table:table-cell office:value-type="float" office:value="26.9278" calcext:value-type="float">
            <text:p>26.9278</text:p>
          </table:table-cell>
          <table:table-cell office:value-type="float" office:value="4.4058" calcext:value-type="float">
            <text:p>4.4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6.6987" calcext:value-type="float">
            <text:p>826.6987</text:p>
          </table:table-cell>
          <table:table-cell/>
          <table:table-cell table:formula="of:=[.J$24]/[.J25]*64" office:value-type="float" office:value="135.388108792853" calcext:value-type="float">
            <text:p>135.388108792853</text:p>
          </table:table-cell>
          <table:table-cell table:formula="of:=[.B25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42049" calcext:value-type="float">
            <text:p>64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93.7572" calcext:value-type="float">
            <text:p>393.7572</text:p>
          </table:table-cell>
          <table:table-cell office:value-type="float" office:value="29876535257" calcext:value-type="float">
            <text:p>29876535257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5965540" calcext:value-type="float">
            <text:p>775965540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4740864" calcext:value-type="float">
            <text:p>4740864</text:p>
          </table:table-cell>
          <table:table-cell office:value-type="float" office:value="18519" calcext:value-type="float">
            <text:p>18519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75875518.62" calcext:value-type="float">
            <text:p>75875518.62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642065" calcext:value-type="float">
            <text:p>642065</text:p>
          </table:table-cell>
          <table:table-cell office:value-type="float" office:value="998095" calcext:value-type="float">
            <text:p>99809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775965540" calcext:value-type="float">
            <text:p>77596554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0.8718" calcext:value-type="float">
            <text:p>20.8718</text:p>
          </table:table-cell>
          <table:table-cell office:value-type="float" office:value="141.1791" calcext:value-type="float">
            <text:p>141.1791</text:p>
          </table:table-cell>
          <table:table-cell office:value-type="float" office:value="3.9435" calcext:value-type="float">
            <text:p>3.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.9732" calcext:value-type="float">
            <text:p>228.9732</text:p>
          </table:table-cell>
          <table:table-cell office:value-type="float" office:value="0.2146" calcext:value-type="float">
            <text:p>0.2146</text:p>
          </table:table-cell>
          <table:table-cell office:value-type="float" office:value="0" calcext:value-type="float">
            <text:p>0</text:p>
          </table:table-cell>
          <table:table-cell office:value-type="float" office:value="120.1109" calcext:value-type="float">
            <text:p>120.1109</text:p>
          </table:table-cell>
          <table:table-cell office:value-type="float" office:value="31.7685" calcext:value-type="float">
            <text:p>31.7685</text:p>
          </table:table-cell>
          <table:table-cell office:value-type="float" office:value="0" calcext:value-type="float">
            <text:p>0</text:p>
          </table:table-cell>
          <table:table-cell office:value-type="float" office:value="20.3321" calcext:value-type="float">
            <text:p>20.3321</text:p>
          </table:table-cell>
          <table:table-cell office:value-type="float" office:value="4.4059" calcext:value-type="float">
            <text:p>4.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.7767" calcext:value-type="float">
            <text:p>393.7767</text:p>
          </table:table-cell>
          <table:table-cell/>
          <table:table-cell table:formula="of:=[.J$24]/[.J26]*64" office:value-type="float" office:value="284.237486451041" calcext:value-type="float">
            <text:p>284.237486451041</text:p>
          </table:table-cell>
          <table:table-cell table:formula="of:=[.B26]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322049" calcext:value-type="float">
            <text:p>32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96.0634" calcext:value-type="float">
            <text:p>196.0634</text:p>
          </table:table-cell>
          <table:table-cell office:value-type="float" office:value="29876536176" calcext:value-type="float">
            <text:p>29876536176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3162174" calcext:value-type="float">
            <text:p>1553162174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5507584" calcext:value-type="float">
            <text:p>5507584</text:p>
          </table:table-cell>
          <table:table-cell office:value-type="float" office:value="10757" calcext:value-type="float">
            <text:p>10757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152381985.35" calcext:value-type="float">
            <text:p>152381985.35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322065" calcext:value-type="float">
            <text:p>322065</text:p>
          </table:table-cell>
          <table:table-cell office:value-type="float" office:value="537339" calcext:value-type="float">
            <text:p>537339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553162174" calcext:value-type="float">
            <text:p>1553162174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6.651" calcext:value-type="float">
            <text:p>16.651</text:p>
          </table:table-cell>
          <table:table-cell office:value-type="float" office:value="58.6362" calcext:value-type="float">
            <text:p>58.6362</text:p>
          </table:table-cell>
          <table:table-cell office:value-type="float" office:value="3.1026" calcext:value-type="float">
            <text:p>3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8953" calcext:value-type="float">
            <text:p>100.8953</text:p>
          </table:table-cell>
          <table:table-cell office:value-type="float" office:value="0.1082" calcext:value-type="float">
            <text:p>0.1082</text:p>
          </table:table-cell>
          <table:table-cell office:value-type="float" office:value="0" calcext:value-type="float">
            <text:p>0</text:p>
          </table:table-cell>
          <table:table-cell office:value-type="float" office:value="84.2692" calcext:value-type="float">
            <text:p>84.2692</text:p>
          </table:table-cell>
          <table:table-cell office:value-type="float" office:value="15.0487" calcext:value-type="float">
            <text:p>15.0487</text:p>
          </table:table-cell>
          <table:table-cell office:value-type="float" office:value="0" calcext:value-type="float">
            <text:p>0</text:p>
          </table:table-cell>
          <table:table-cell office:value-type="float" office:value="20.5858" calcext:value-type="float">
            <text:p>20.5858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.0716" calcext:value-type="float">
            <text:p>196.0716</text:p>
          </table:table-cell>
          <table:table-cell/>
          <table:table-cell table:formula="of:=[.J$24]/[.J27]*64" office:value-type="float" office:value="570.838600167089" calcext:value-type="float">
            <text:p>570.838600167089</text:p>
          </table:table-cell>
          <table:table-cell table:formula="of:=[.B27]" office:value-type="float" office:value="512" calcext:value-type="float">
            <text:p>512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50331648" calcext:value-type="float">
            <text:p>50331648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657409" calcext:value-type="float">
            <text:p>6574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11.4316" calcext:value-type="float">
            <text:p>111.4316</text:p>
          </table:table-cell>
          <table:table-cell office:value-type="float" office:value="29876541510" calcext:value-type="float">
            <text:p>29876541510</text:p>
          </table:table-cell>
          <table:table-cell office:value-type="float" office:value="0" calcext:value-type="float">
            <text:p>0</text:p>
          </table:table-cell>
          <table:table-cell office:value-type="float" office:value="6487" calcext:value-type="float">
            <text:p>648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8975386" calcext:value-type="float">
            <text:p>3108975386</text:p>
          </table:table-cell>
          <table:table-cell office:value-type="float" office:value="10.41" calcext:value-type="float">
            <text:p>10.41</text:p>
          </table:table-cell>
          <table:table-cell table:number-columns-repeated="2" office:value-type="float" office:value="5214" calcext:value-type="float">
            <text:p>5214</text:p>
          </table:table-cell>
          <table:table-cell office:value-type="float" office:value="0" calcext:value-type="float">
            <text:p>0</text:p>
          </table:table-cell>
          <table:table-cell office:value-type="float" office:value="7204864" calcext:value-type="float">
            <text:p>7204864</text:p>
          </table:table-cell>
          <table:table-cell office:value-type="float" office:value="7036" calcext:value-type="float">
            <text:p>7036</text:p>
          </table:table-cell>
          <table:table-cell office:value-type="float" office:value="29876535023" calcext:value-type="float">
            <text:p>29876535023</text:p>
          </table:table-cell>
          <table:table-cell office:value-type="float" office:value="268115554.4" calcext:value-type="float">
            <text:p>268115554.4</text:p>
          </table:table-cell>
          <table:table-cell office:value-type="float" office:value="1195732" calcext:value-type="float">
            <text:p>1195732</text:p>
          </table:table-cell>
          <table:table-cell office:value-type="float" office:value="657425" calcext:value-type="float">
            <text:p>657425</text:p>
          </table:table-cell>
          <table:table-cell office:value-type="float" office:value="821671" calcext:value-type="float">
            <text:p>82167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3108975386" calcext:value-type="float">
            <text:p>310897538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1841" calcext:value-type="float">
            <text:p>6.1841</text:p>
          </table:table-cell>
          <table:table-cell office:value-type="float" office:value="25.0315" calcext:value-type="float">
            <text:p>25.0315</text:p>
          </table:table-cell>
          <table:table-cell office:value-type="float" office:value="2.4259" calcext:value-type="float">
            <text:p>2.4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6139" calcext:value-type="float">
            <text:p>45.6139</text:p>
          </table:table-cell>
          <table:table-cell office:value-type="float" office:value="0.0548" calcext:value-type="float">
            <text:p>0.0548</text:p>
          </table:table-cell>
          <table:table-cell office:value-type="float" office:value="0" calcext:value-type="float">
            <text:p>0</text:p>
          </table:table-cell>
          <table:table-cell office:value-type="float" office:value="65.8606" calcext:value-type="float">
            <text:p>65.8606</text:p>
          </table:table-cell>
          <table:table-cell office:value-type="float" office:value="7.2592" calcext:value-type="float">
            <text:p>7.259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1.8662" calcext:value-type="float">
            <text:p>21.8662</text:p>
          </table:table-cell>
          <table:table-cell office:value-type="float" office:value="4.5989" calcext:value-type="float">
            <text:p>4.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4386" calcext:value-type="float">
            <text:p>111.4386</text:p>
          </table:table-cell>
          <table:table-cell/>
          <table:table-cell table:formula="of:=[.J$24]/[.J28]*64" office:value-type="float" office:value="1004.3879545838" calcext:value-type="float">
            <text:p>1004.3879545838</text:p>
          </table:table-cell>
          <table:table-cell table:formula="of:=[.B28]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string" calcext:value-type="string">
            <text:p>8K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244929" calcext:value-type="float">
            <text:p>52449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930.3721" calcext:value-type="float">
            <text:p>3930.3721</text:p>
          </table:table-cell>
          <table:table-cell office:value-type="float" office:value="120053522690" calcext:value-type="float">
            <text:p>12005352269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7457418" calcext:value-type="float">
            <text:p>777457418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5822720" calcext:value-type="float">
            <text:p>15822720</text:p>
          </table:table-cell>
          <table:table-cell office:value-type="float" office:value="123615" calcext:value-type="float">
            <text:p>123615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30545078.12" calcext:value-type="float">
            <text:p>30545078.12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5244945" calcext:value-type="float">
            <text:p>5244945</text:p>
          </table:table-cell>
          <table:table-cell office:value-type="float" office:value="7576359" calcext:value-type="float">
            <text:p>757635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777457418" calcext:value-type="float">
            <text:p>77745741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151.6893" calcext:value-type="float">
            <text:p>151.6893</text:p>
          </table:table-cell>
          <table:table-cell office:value-type="float" office:value="1854.0358" calcext:value-type="float">
            <text:p>1854.0358</text:p>
          </table:table-cell>
          <table:table-cell office:value-type="float" office:value="13.6252" calcext:value-type="float">
            <text:p>13.6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5.5945" calcext:value-type="float">
            <text:p>2605.5945</text:p>
          </table:table-cell>
          <table:table-cell office:value-type="float" office:value="1.6532" calcext:value-type="float">
            <text:p>1.6532</text:p>
          </table:table-cell>
          <table:table-cell office:value-type="float" office:value="0" calcext:value-type="float">
            <text:p>0</text:p>
          </table:table-cell>
          <table:table-cell office:value-type="float" office:value="574.8178" calcext:value-type="float">
            <text:p>574.8178</text:p>
          </table:table-cell>
          <table:table-cell office:value-type="float" office:value="347.3546" calcext:value-type="float">
            <text:p>347.3546</text:p>
          </table:table-cell>
          <table:table-cell office:value-type="float" office:value="0" calcext:value-type="float">
            <text:p>0</text:p>
          </table:table-cell>
          <table:table-cell office:value-type="float" office:value="96.4206" calcext:value-type="float">
            <text:p>96.4206</text:p>
          </table:table-cell>
          <table:table-cell office:value-type="float" office:value="9.8216" calcext:value-type="float">
            <text:p>9.8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0.5308" calcext:value-type="float">
            <text:p>3930.5308</text:p>
          </table:table-cell>
          <table:table-cell table:number-columns-repeated="2"/>
          <table:table-cell table:formula="of:=[.B30]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10487809" calcext:value-type="float">
            <text:p>1048780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63.3568" calcext:value-type="float">
            <text:p>1863.3568</text:p>
          </table:table-cell>
          <table:table-cell office:value-type="float" office:value="120053522781" calcext:value-type="float">
            <text:p>120053522781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253858" calcext:value-type="float">
            <text:p>156025385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6539648" calcext:value-type="float">
            <text:p>16539648</text:p>
          </table:table-cell>
          <table:table-cell office:value-type="float" office:value="64608" calcext:value-type="float">
            <text:p>64608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64428628.17" calcext:value-type="float">
            <text:p>64428628.17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10487825" calcext:value-type="float">
            <text:p>10487825</text:p>
          </table:table-cell>
          <table:table-cell office:value-type="float" office:value="11997991" calcext:value-type="float">
            <text:p>11997991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1560253858" calcext:value-type="float">
            <text:p>1560253858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81.3444" calcext:value-type="float">
            <text:p>81.3444</text:p>
          </table:table-cell>
          <table:table-cell office:value-type="float" office:value="807.3814" calcext:value-type="float">
            <text:p>807.3814</text:p>
          </table:table-cell>
          <table:table-cell office:value-type="float" office:value="12.0466" calcext:value-type="float">
            <text:p>12.0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.8296" calcext:value-type="float">
            <text:p>1181.8296</text:p>
          </table:table-cell>
          <table:table-cell office:value-type="float" office:value="0.8375" calcext:value-type="float">
            <text:p>0.8375</text:p>
          </table:table-cell>
          <table:table-cell office:value-type="float" office:value="0" calcext:value-type="float">
            <text:p>0</text:p>
          </table:table-cell>
          <table:table-cell office:value-type="float" office:value="420.2972" calcext:value-type="float">
            <text:p>420.2972</text:p>
          </table:table-cell>
          <table:table-cell office:value-type="float" office:value="157.9821" calcext:value-type="float">
            <text:p>157.9821</text:p>
          </table:table-cell>
          <table:table-cell office:value-type="float" office:value="0" calcext:value-type="float">
            <text:p>0</text:p>
          </table:table-cell>
          <table:table-cell office:value-type="float" office:value="62.2438" calcext:value-type="float">
            <text:p>62.2438</text:p>
          </table:table-cell>
          <table:table-cell office:value-type="float" office:value="9.5605" calcext:value-type="float">
            <text:p>9.5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3.4423" calcext:value-type="float">
            <text:p>1863.4423</text:p>
          </table:table-cell>
          <table:table-cell/>
          <table:table-cell table:formula="of:=[.J$30]/[.J31]*135" office:value-type="float" office:value="284.755036448199" calcext:value-type="float">
            <text:p>284.755036448199</text:p>
          </table:table-cell>
          <table:table-cell table:formula="of:=[.B31]" office:value-type="float" office:value="256" calcext:value-type="float">
            <text:p>256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5244929" calcext:value-type="float">
            <text:p>524492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890.8068" calcext:value-type="float">
            <text:p>890.8068</text:p>
          </table:table-cell>
          <table:table-cell office:value-type="float" office:value="120053523191" calcext:value-type="float">
            <text:p>120053523191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3103252" calcext:value-type="float">
            <text:p>3123103252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float" office:value="17474048" calcext:value-type="float">
            <text:p>17474048</text:p>
          </table:table-cell>
          <table:table-cell office:value-type="float" office:value="34129" calcext:value-type="float">
            <text:p>34129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134769422.9" calcext:value-type="float">
            <text:p>134769422.9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5244945" calcext:value-type="float">
            <text:p>5244945</text:p>
          </table:table-cell>
          <table:table-cell office:value-type="float" office:value="6037287" calcext:value-type="float">
            <text:p>6037287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3123103252" calcext:value-type="float">
            <text:p>3123103252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47.7293" calcext:value-type="float">
            <text:p>47.7293</text:p>
          </table:table-cell>
          <table:table-cell office:value-type="float" office:value="342.5995" calcext:value-type="float">
            <text:p>342.5995</text:p>
          </table:table-cell>
          <table:table-cell office:value-type="float" office:value="10.0565" calcext:value-type="float">
            <text:p>10.0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.1479" calcext:value-type="float">
            <text:p>525.1479</text:p>
          </table:table-cell>
          <table:table-cell office:value-type="float" office:value="0.4271" calcext:value-type="float">
            <text:p>0.4271</text:p>
          </table:table-cell>
          <table:table-cell office:value-type="float" office:value="0" calcext:value-type="float">
            <text:p>0</text:p>
          </table:table-cell>
          <table:table-cell office:value-type="float" office:value="283.0932" calcext:value-type="float">
            <text:p>283.0932</text:p>
          </table:table-cell>
          <table:table-cell office:value-type="float" office:value="70.1796" calcext:value-type="float">
            <text:p>70.1796</text:p>
          </table:table-cell>
          <table:table-cell office:value-type="float" office:value="0" calcext:value-type="float">
            <text:p>0</text:p>
          </table:table-cell>
          <table:table-cell office:value-type="float" office:value="51.952" calcext:value-type="float">
            <text:p>51.952</text:p>
          </table:table-cell>
          <table:table-cell office:value-type="float" office:value="9.6309" calcext:value-type="float">
            <text:p>9.6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0.8467" calcext:value-type="float">
            <text:p>890.8467</text:p>
          </table:table-cell>
          <table:table-cell/>
          <table:table-cell table:formula="of:=[.J$30]/[.J32]*135" office:value-type="float" office:value="595.64007986917" calcext:value-type="float">
            <text:p>595.64007986917</text:p>
          </table:table-cell>
          <table:table-cell table:formula="of:=[.B32]" office:value-type="float" office:value="512" calcext:value-type="float">
            <text:p>512</text:p>
          </table:table-cell>
          <table:table-cell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326592" calcext:value-type="float">
            <text:p>201326592</text:p>
          </table:table-cell>
          <table:table-cell office:value-type="float" office:value="40000.2" calcext:value-type="float">
            <text:p>40000.2</text:p>
          </table:table-cell>
          <table:table-cell office:value-type="string" calcext:value-type="string">
            <text:p>model defined</text:p>
          </table:table-cell>
          <table:table-cell office:value-type="float" office:value="2623489" calcext:value-type="float">
            <text:p>262348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450.1458" calcext:value-type="float">
            <text:p>450.1458</text:p>
          </table:table-cell>
          <table:table-cell office:value-type="float" office:value="120053524291" calcext:value-type="float">
            <text:p>120053524291</text:p>
          </table:table-cell>
          <table:table-cell office:value-type="float" office:value="0" calcext:value-type="float">
            <text:p>0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6155120" calcext:value-type="float">
            <text:p>6246155120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float" office:value="18796544" calcext:value-type="float">
            <text:p>18796544</text:p>
          </table:table-cell>
          <table:table-cell office:value-type="float" office:value="18356" calcext:value-type="float">
            <text:p>18356</text:p>
          </table:table-cell>
          <table:table-cell office:value-type="float" office:value="120053522667" calcext:value-type="float">
            <text:p>120053522667</text:p>
          </table:table-cell>
          <table:table-cell office:value-type="float" office:value="266699210.79" calcext:value-type="float">
            <text:p>266699210.79</text:p>
          </table:table-cell>
          <table:table-cell office:value-type="float" office:value="4811864" calcext:value-type="float">
            <text:p>4811864</text:p>
          </table:table-cell>
          <table:table-cell office:value-type="float" office:value="2623505" calcext:value-type="float">
            <text:p>2623505</text:p>
          </table:table-cell>
          <table:table-cell office:value-type="float" office:value="3056935" calcext:value-type="float">
            <text:p>3056935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6246155120" calcext:value-type="float">
            <text:p>6246155120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22.1706" calcext:value-type="float">
            <text:p>22.1706</text:p>
          </table:table-cell>
          <table:table-cell office:value-type="float" office:value="145.6096" calcext:value-type="float">
            <text:p>145.6096</text:p>
          </table:table-cell>
          <table:table-cell office:value-type="float" office:value="8.2965" calcext:value-type="float">
            <text:p>8.2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.0124" calcext:value-type="float">
            <text:p>232.0124</text:p>
          </table:table-cell>
          <table:table-cell office:value-type="float" office:value="0.2554" calcext:value-type="float">
            <text:p>0.2554</text:p>
          </table:table-cell>
          <table:table-cell office:value-type="float" office:value="0" calcext:value-type="float">
            <text:p>0</text:p>
          </table:table-cell>
          <table:table-cell office:value-type="float" office:value="194.5544" calcext:value-type="float">
            <text:p>194.5544</text:p>
          </table:table-cell>
          <table:table-cell office:value-type="float" office:value="45.5354" calcext:value-type="float">
            <text:p>45.5354</text:p>
          </table:table-cell>
          <table:table-cell office:value-type="float" office:value="0" calcext:value-type="float">
            <text:p>0</text:p>
          </table:table-cell>
          <table:table-cell office:value-type="float" office:value="54.3405" calcext:value-type="float">
            <text:p>54.3405</text:p>
          </table:table-cell>
          <table:table-cell office:value-type="float" office:value="9.344" calcext:value-type="float">
            <text:p>9.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.1715" calcext:value-type="float">
            <text:p>450.1715</text:p>
          </table:table-cell>
          <table:table-cell/>
          <table:table-cell table:formula="of:=[.J$30]/[.J33]*135" office:value-type="float" office:value="1178.72972157021" calcext:value-type="float">
            <text:p>1178.72972157021</text:p>
          </table:table-cell>
          <table:table-cell table:formula="of:=[.B33]" office:value-type="float" office:value="1024" calcext:value-type="float">
            <text:p>1024</text:p>
          </table:table-cell>
          <table:table-cell/>
        </table:table-row>
      </table:table>
      <table:table table:name="speedup" table:style-name="ta1">
        <table:table-column table:style-name="co37" table:default-cell-style-name="Default"/>
        <table:table-column table:style-name="co37" table:number-columns-repeated="6" table:default-cell-style-name="ce3"/>
        <table:table-column table:style-name="co37" table:default-cell-style-name="Default"/>
        <table:table-row table:style-name="ro1">
          <table:table-cell office:value-type="string" calcext:value-type="string">
            <text:p>cores</text:p>
          </table:table-cell>
          <table:table-cell table:style-name="ce4" office:value-type="string" calcext:value-type="string" table:number-columns-spanned="3" table:number-rows-spanned="1">
            <text:p>conservative</text:p>
          </table:table-cell>
          <table:covered-table-cell table:number-columns-repeated="2" table:style-name="Default"/>
          <table:table-cell table:style-name="ce4" office:value-type="string" calcext:value-type="string" table:number-columns-spanned="3" table:number-rows-spanned="1">
            <text:p>optimistic</text:p>
          </table:table-cell>
          <table:covered-table-cell table:number-columns-repeated="2"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2K</text:p>
          </table:table-cell>
          <table:table-cell table:style-name="Default" office:value-type="string" calcext:value-type="string">
            <text:p>4K</text:p>
          </table:table-cell>
          <table:table-cell table:style-name="Default" office:value-type="string" calcext:value-type="string">
            <text:p>8K</text:p>
          </table:table-cell>
          <table:table-cell table:style-name="Default" office:value-type="string" calcext:value-type="string">
            <text:p>2K</text:p>
          </table:table-cell>
          <table:table-cell table:style-name="Default" office:value-type="string" calcext:value-type="string">
            <text:p>4K</text:p>
          </table:table-cell>
          <table:table-cell table:style-name="Default" office:value-type="string" calcext:value-type="string">
            <text:p>8K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 table:style-name="ce5" office:value-type="float" office:value="64" calcext:value-type="float">
            <text:p>64</text:p>
          </table:table-cell>
          <table:table-cell table:style-name="ce5"/>
          <table:table-cell table:style-name="ce5" office:value-type="string" calcext:value-type="string">
            <text:p>assumed speedup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ross.BF4]" office:value-type="float" office:value="132.314306626291" calcext:value-type="float">
            <text:p>132.31</text:p>
          </table:table-cell>
          <table:table-cell table:formula="of:=[$ross.BF9]" office:value-type="float" office:value="134.746251671456" calcext:value-type="float">
            <text:p>134.75</text:p>
          </table:table-cell>
          <table:table-cell table:formula="of:=[$ross.BF14]" office:value-type="float" office:value="137.743158693031" calcext:value-type="float">
            <text:p>137.74</text:p>
          </table:table-cell>
          <table:table-cell table:formula="of:=[$ross.BF20]" office:value-type="float" office:value="132.951222109193" calcext:value-type="float">
            <text:p>132.95</text:p>
          </table:table-cell>
          <table:table-cell table:formula="of:=[$ross.BF25]" office:value-type="float" office:value="135.388108792853" calcext:value-type="float">
            <text:p>135.39</text:p>
          </table:table-cell>
          <table:table-cell table:style-name="ce5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$ross.BF5]" office:value-type="float" office:value="264.910954932914" calcext:value-type="float">
            <text:p>264.91</text:p>
          </table:table-cell>
          <table:table-cell table:formula="of:=[$ross.BF10]" office:value-type="float" office:value="279.733906455295" calcext:value-type="float">
            <text:p>279.73</text:p>
          </table:table-cell>
          <table:table-cell table:formula="of:=[$ross.BF15]" office:value-type="float" office:value="291.740691797296" calcext:value-type="float">
            <text:p>291.74</text:p>
          </table:table-cell>
          <table:table-cell table:formula="of:=[$ross.BF21]" office:value-type="float" office:value="270.359115120304" calcext:value-type="float">
            <text:p>270.36</text:p>
          </table:table-cell>
          <table:table-cell table:formula="of:=[$ross.BF26]" office:value-type="float" office:value="284.237486451041" calcext:value-type="float">
            <text:p>284.24</text:p>
          </table:table-cell>
          <table:table-cell table:formula="of:=[$ross.BF31]" office:value-type="float" office:value="284.755036448199" calcext:value-type="float">
            <text:p>284.76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$ross.BF6]" office:value-type="float" office:value="483.241575678394" calcext:value-type="float">
            <text:p>483.24</text:p>
          </table:table-cell>
          <table:table-cell table:formula="of:=[$ross.BF11]" office:value-type="float" office:value="564.011208901624" calcext:value-type="float">
            <text:p>564.01</text:p>
          </table:table-cell>
          <table:table-cell table:formula="of:=[$ross.BF16]" office:value-type="float" office:value="609.808442284284" calcext:value-type="float">
            <text:p>609.81</text:p>
          </table:table-cell>
          <table:table-cell table:formula="of:=[$ross.BF22]" office:value-type="float" office:value="498.167014143927" calcext:value-type="float">
            <text:p>498.17</text:p>
          </table:table-cell>
          <table:table-cell table:formula="of:=[$ross.BF27]" office:value-type="float" office:value="570.838600167089" calcext:value-type="float">
            <text:p>570.84</text:p>
          </table:table-cell>
          <table:table-cell table:formula="of:=[$ross.BF32]" office:value-type="float" office:value="595.64007986917" calcext:value-type="float">
            <text:p>595.64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$ross.BF7]" office:value-type="float" office:value="677.407785110032" calcext:value-type="float">
            <text:p>677.41</text:p>
          </table:table-cell>
          <table:table-cell table:formula="of:=[$ross.BF12]" office:value-type="float" office:value="994.966499261448" calcext:value-type="float">
            <text:p>994.97</text:p>
          </table:table-cell>
          <table:table-cell table:formula="of:=[$ross.BF17]" office:value-type="float" office:value="1210.50797472531" calcext:value-type="float">
            <text:p>1210.51</text:p>
          </table:table-cell>
          <table:table-cell table:formula="of:=[$ross.BF23]" office:value-type="float" office:value="666.161267728944" calcext:value-type="float">
            <text:p>666.16</text:p>
          </table:table-cell>
          <table:table-cell table:formula="of:=[$ross.BF28]" office:value-type="float" office:value="1004.3879545838" calcext:value-type="float">
            <text:p>1004.39</text:p>
          </table:table-cell>
          <table:table-cell table:formula="of:=[$ross.BF33]" office:value-type="float" office:value="1178.72972157021" calcext:value-type="float">
            <text:p>1178.73</text:p>
          </table:table-cell>
          <table:table-cell/>
        </table:table-row>
      </table:table>
      <table:named-expressions/>
      <table:database-ranges>
        <table:database-range table:name="__Anonymous_Sheet_DB__0" table:target-range-address="ross.B1:ross.BD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7" number:min-decimal-places="17" number:min-integer-digits="1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6T11:59:38.538494466</dc:date>
    <dc:creator>Elkin Cruz</dc:creator>
    <meta:editing-duration>PT50M22S</meta:editing-duration>
    <meta:editing-cycles>7</meta:editing-cycles>
    <meta:generator>LibreOffice/7.4.0.3$Linux_X86_64 LibreOffice_project/40$Build-3</meta:generator>
    <meta:document-statistic meta:table-count="2" meta:cell-count="1761" meta:object-count="0"/>
  </office:meta>
</office:document-meta>
</file>